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Presencia digital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Procesos digitales</text:p>
          </table:table-cell>
          <table:table-cell office:value-type="string" calcext:value-type="string">
            <text:p>Innovación tecnológica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office:value-type="string" calcext:value-type="string">
            <text:p>AquaFun Park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6.6</text:p>
          </table:table-cell>
        </table:table-row>
        <table:table-row table:style-name="ro2">
          <table:table-cell office:value-type="string" calcext:value-type="string">
            <text:p>Bonc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</table:table-row>
        <table:table-row table:style-name="ro2">
          <table:table-cell office:value-type="string" calcext:value-type="string">
            <text:p>Wibi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0</text:p>
          </table:table-cell>
        </table:table-row>
        <table:table-row table:style-name="ro2">
          <table:table-cell office:value-type="string" calcext:value-type="string">
            <text:p>Aqua Glid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.2</text:p>
          </table:table-cell>
        </table:table-row>
        <table:table-row table:style-name="ro2">
          <table:table-cell office:value-type="string" calcext:value-type="string">
            <text:p>Aqua OR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</text:p>
          </table:table-cell>
        </table:table-row>
        <table:table-row table:style-name="ro2" table:number-rows-repeated="4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https://allnulled.github.io:/simple-graph-sharer/?source=return+Plot.plot%28%7B%0A++x%3A+%7B%0A++++axis%3A+%22top%22%2C%0A++++grid%3A+true%2C%0A++%7D%2C%0A++tip%3A+true%2C%0A++marginTop%3A+40%2C%0A++marginRight%3A+0%2C%0A++marginBottom%3A+0%2C%0A++marginLeft%3A+80%2C%0A++title%3A+%22Presencia+digital%22%2C%0A++marks%3A+%5B%0A++++Plot.ruleX%28%5B0%5D%29%2C%0A++++Plot.barX%28this.getDatos%28%29%2C+%7B%0A++++++x%3A+this.entrada_eje_x%2C%0A++++++y%3A+this.entrada_eje_y%2C%0A++++++fill%3A+%22steelblue%22%2C%0A++++++channels%3A+this.getDatos%28%29.reduce%28%28output%2C+row%29+%3D%3E+%7B%0A++++++++for%28let+prop+in+row%29+%7B%0A++++++++++if%28%21%28prop+in+output%29%29+%7B%0A++++++++++++output%5Bprop%5D+%3D+prop%3B%0A++++++++++%7D%0A++++++++%7D%0A++++++++return+output%3B%0A++++++%7D%2C+%7B%7D%29%2C%0A++++++opacity%3A+0.6%2C%0A++++++tip%3A+true%2C%0A++++++sort%3A+%7By%3A%22-cantidad%22%7D%2C%0A++++%7D%29%0A++%5D%0A%7D%29&amp;entrada_datos=AquaFun+Park%2C8%0ABoncia%2C7%0AWibit%2C8%0AAqua+Glide%2C9%0AAqua+ORB%2C6&amp;entrada_formato_datos=csv&amp;entrada_cabeceras_csv=nombre%2C+cantidad&amp;entrada_separador_columnas_csv=%2C&amp;entrada_eje_x=cantidad&amp;entrada_eje_y=nombre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1:02:04.784997862</meta:creation-date>
    <dc:date>2025-09-23T11:21:42.732667656</dc:date>
    <meta:editing-duration>PT9M27S</meta:editing-duration>
    <meta:editing-cycles>1</meta:editing-cycles>
    <meta:document-statistic meta:table-count="1" meta:cell-count="43" meta:object-count="0"/>
    <meta:generator>LibreOffice/7.3.7.2$Linux_X86_64 LibreOffice_project/30$Build-2</meta:generator>
    <meta:user-defined meta:name=""/>
  </office:meta>
</office:document-meta>
</file>